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</office:automatic-styles>
  <office:body>
    <office:text text:use-soft-page-breaks="true">
      <text:p text:style-name="P1">User Story; Meme Retro</text:p>
      <text:h text:style-name="Heading1" text:outline-level="1">Motivation</text:h>
      <text:p text:style-name="Normal">Due to retro being an entirely too unentertaining of an event, it has been theorised adding memes to it might liven it up a bit.</text:p>
      <text:h text:style-name="Heading1" text:outline-level="1">Use Case<text:s/>#1</text:h>
      <text:p text:style-name="Normal">As a user of a retro board I’d like to add memes with my own text overlaid onto them to the retro board.</text:p>
      <text:h text:style-name="Heading2" text:outline-level="2">Prerequisites</text:h>
      <text:p text:style-name="Normal">User already has access to the retro board and ability to add new messages to it.</text:p>
      <text:h text:style-name="Heading2" text:outline-level="2">Steps</text:h>
      <text:p text:style-name="Normal">User clicks on a new button to add a meme.</text:p>
      <text:p text:style-name="Normal">A new window appears with relevant fields to let the user<text:s/></text:p>
      <text:p text:style-name="Normal">User puts in text to help him find a relevant image.</text:p>
      <text:p text:style-name="Normal">User puts in text to be overlaid over said image.</text:p>
      <text:p text:style-name="Normal">User clicks a button to add the new meme to the board.</text:p>
      <text:p text:style-name="Normal">The additional window gets closed and the user gets redirected to the retro board.</text:p>
      <text:h text:style-name="Heading1" text:outline-level="1">Use Case #2</text:h>
      <text:p text:style-name="Normal">As a user of a retro board I’d like to remove memes that are no longer relevant.</text:p>
      <text:h text:style-name="Heading2" text:outline-level="2">Prerequisites</text:h>
      <text:p text:style-name="Normal">User already has access to the retro board and ability to remove messages from it.<text:s/></text:p>
      <text:p text:style-name="Normal">The retro board also already<text:s/>contains a previously generated meme.</text:p>
      <text:h text:style-name="Heading2" text:outline-level="2">Steps</text:h>
      <text:p text:style-name="Normal">User selects a meme and clicks the deletion button.</text:p>
      <text:p text:style-name="Normal">The meme gets deleted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kub Nosal</meta:initial-creator>
    <dc:creator>Jakub Nosal</dc:creator>
    <meta:creation-date>2019-02-14T22:50:00Z</meta:creation-date>
    <dc:date>2019-02-14T23:26:00Z</dc:date>
    <meta:template xlink:href="Normal.dotm" xlink:type="simple"/>
    <meta:editing-cycles>1</meta:editing-cycles>
    <meta:editing-duration>PT2160S</meta:editing-duration>
    <meta:document-statistic meta:page-count="1" meta:paragraph-count="2" meta:word-count="159" meta:character-count="1064" meta:row-count="7" meta:non-whitespace-character-count="907"/>
  </office:meta>
</office:document-meta>
</file>